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color="#000000" draw:marker-end="Short_20_line_20_Arrow" draw:marker-end-width="0.2cm" draw:fill="solid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429cm" svg:height="0.395cm" svg:x="0.6cm" svg:y="0.6cm">
          <draw:text-box>
            <text:p><text:span text:style-name="T1">TI[DI[IO]]</text:span></text:p>
          </draw:text-box>
        </draw:frame>
        <draw:frame draw:style-name="gr1" draw:text-style-name="P1" xml:id="id2" draw:id="id2" draw:layer="layout" svg:width="1.429cm" svg:height="0.395cm" svg:x="1.401cm" svg:y="1.901cm">
          <draw:text-box>
            <text:p><text:span text:style-name="T1">TI[DI[IO]]</text:span></text:p>
          </draw:text-box>
        </draw:frame>
        <draw:frame draw:style-name="gr1" draw:text-style-name="P1" xml:id="id3" draw:id="id3" draw:layer="layout" svg:width="1.429cm" svg:height="0.395cm" svg:x="4.201cm" svg:y="1.001cm">
          <draw:text-box>
            <text:p><text:span text:style-name="T1">TI[DI[IO]]</text:span></text:p>
          </draw:text-box>
        </draw:frame>
        <draw:frame draw:style-name="gr1" draw:text-style-name="P1" xml:id="id4" draw:id="id4" draw:layer="layout" svg:width="1.429cm" svg:height="0.395cm" svg:x="0.901cm" svg:y="3.401cm">
          <draw:text-box>
            <text:p><text:span text:style-name="T1">TI[DI[IO]]</text:span></text:p>
          </draw:text-box>
        </draw:frame>
        <draw:frame draw:style-name="gr1" draw:text-style-name="P1" xml:id="id5" draw:id="id5" draw:layer="layout" svg:width="1.429cm" svg:height="0.395cm" svg:x="4.401cm" svg:y="2.901cm">
          <draw:text-box>
            <text:p><text:span text:style-name="T1">TI[DI[IO]]</text:span></text:p>
          </draw:text-box>
        </draw:frame>
        <draw:frame draw:style-name="gr1" draw:text-style-name="P1" xml:id="id11" draw:id="id11" draw:layer="layout" svg:width="1.429cm" svg:height="0.395cm" svg:x="6.901cm" svg:y="2.001cm">
          <draw:text-box>
            <text:p><text:span text:style-name="T1">TI[DI[IO]]</text:span></text:p>
          </draw:text-box>
        </draw:frame>
        <draw:frame draw:style-name="gr1" draw:text-style-name="P1" xml:id="id7" draw:id="id7" draw:layer="layout" svg:width="1.429cm" svg:height="0.395cm" svg:x="3.001cm" svg:y="4.701cm">
          <draw:text-box>
            <text:p><text:span text:style-name="T1">TI[DI[IO]]</text:span></text:p>
          </draw:text-box>
        </draw:frame>
        <draw:frame draw:style-name="gr1" draw:text-style-name="P1" xml:id="id6" draw:id="id6" draw:layer="layout" svg:width="1.429cm" svg:height="0.395cm" svg:x="1.201cm" svg:y="5.701cm">
          <draw:text-box>
            <text:p><text:span text:style-name="T1">TI[DI[IO]]</text:span></text:p>
          </draw:text-box>
        </draw:frame>
        <draw:frame draw:style-name="gr1" draw:text-style-name="P1" xml:id="id8" draw:id="id8" draw:layer="layout" svg:width="1.429cm" svg:height="0.395cm" svg:x="0.601cm" svg:y="7.201cm">
          <draw:text-box>
            <text:p><text:span text:style-name="T1">TI[DI[IO]]</text:span></text:p>
          </draw:text-box>
        </draw:frame>
        <draw:frame draw:style-name="gr1" draw:text-style-name="P1" xml:id="id10" draw:id="id10" draw:layer="layout" svg:width="1.429cm" svg:height="0.395cm" svg:x="3.901cm" svg:y="6.701cm">
          <draw:text-box>
            <text:p><text:span text:style-name="T1">TI[DI[IO]]</text:span></text:p>
          </draw:text-box>
        </draw:frame>
        <draw:frame draw:style-name="gr1" draw:text-style-name="P1" xml:id="id12" draw:id="id12" draw:layer="layout" svg:width="1.429cm" svg:height="0.395cm" svg:x="6.101cm" svg:y="4.101cm">
          <draw:text-box>
            <text:p><text:span text:style-name="T1">TI[DI[IO]]</text:span></text:p>
          </draw:text-box>
        </draw:frame>
        <draw:frame draw:style-name="gr1" draw:text-style-name="P1" xml:id="id13" draw:id="id13" draw:layer="layout" svg:width="1.429cm" svg:height="0.395cm" svg:x="7.401cm" svg:y="5.701cm">
          <draw:text-box>
            <text:p><text:span text:style-name="T1">TI[DI[IO]]</text:span></text:p>
          </draw:text-box>
        </draw:frame>
        <draw:frame draw:style-name="gr1" draw:text-style-name="P1" xml:id="id9" draw:id="id9" draw:layer="layout" svg:width="1.429cm" svg:height="0.395cm" svg:x="2.901cm" svg:y="8.401cm">
          <draw:text-box>
            <text:p><text:span text:style-name="T1">TI[DI[IO]]</text:span></text:p>
          </draw:text-box>
        </draw:frame>
        <draw:frame draw:style-name="gr1" draw:text-style-name="P1" xml:id="id14" draw:id="id14" draw:layer="layout" svg:width="1.429cm" svg:height="0.395cm" svg:x="6.801cm" svg:y="7.801cm">
          <draw:text-box>
            <text:p><text:span text:style-name="T1">TI[DI[IO]]</text:span></text:p>
          </draw:text-box>
        </draw:frame>
        <draw:frame draw:style-name="gr1" draw:text-style-name="P1" xml:id="id16" draw:id="id16" draw:layer="layout" svg:width="1.429cm" svg:height="0.395cm" svg:x="9.001cm" svg:y="0.601cm">
          <draw:text-box>
            <text:p><text:span text:style-name="T1">TI[DI[IO]]</text:span></text:p>
          </draw:text-box>
        </draw:frame>
        <draw:frame draw:style-name="gr1" draw:text-style-name="P1" xml:id="id17" draw:id="id17" draw:layer="layout" svg:width="1.429cm" svg:height="0.395cm" svg:x="10.201cm" svg:y="2.501cm">
          <draw:text-box>
            <text:p><text:span text:style-name="T1">TI[DI[IO]]</text:span></text:p>
          </draw:text-box>
        </draw:frame>
        <draw:frame draw:style-name="gr1" draw:text-style-name="P1" xml:id="id20" draw:id="id20" draw:layer="layout" svg:width="1.429cm" svg:height="0.395cm" svg:x="9.501cm" svg:y="3.901cm">
          <draw:text-box>
            <text:p><text:span text:style-name="T1">TI[DI[IO]]</text:span></text:p>
          </draw:text-box>
        </draw:frame>
        <draw:frame draw:style-name="gr1" draw:text-style-name="P1" xml:id="id21" draw:id="id21" draw:layer="layout" svg:width="1.429cm" svg:height="0.395cm" svg:x="10.701cm" svg:y="6.301cm">
          <draw:text-box>
            <text:p><text:span text:style-name="T1">TI[DI[IO]]</text:span></text:p>
          </draw:text-box>
        </draw:frame>
        <draw:frame draw:style-name="gr1" draw:text-style-name="P1" xml:id="id15" draw:id="id15" draw:layer="layout" svg:width="1.429cm" svg:height="0.395cm" svg:x="9.101cm" svg:y="9.301cm">
          <draw:text-box>
            <text:p><text:span text:style-name="T1">TI[DI[IO]]</text:span></text:p>
          </draw:text-box>
        </draw:frame>
        <draw:frame draw:style-name="gr1" draw:text-style-name="P1" xml:id="id22" draw:id="id22" draw:layer="layout" svg:width="1.429cm" svg:height="0.395cm" svg:x="11.901cm" svg:y="8.101cm">
          <draw:text-box>
            <text:p><text:span text:style-name="T1">TI[DI[IO]]</text:span></text:p>
          </draw:text-box>
        </draw:frame>
        <draw:frame draw:style-name="gr1" draw:text-style-name="P1" xml:id="id19" draw:id="id19" draw:layer="layout" svg:width="1.429cm" svg:height="0.395cm" svg:x="12.301cm" svg:y="5.001cm">
          <draw:text-box>
            <text:p><text:span text:style-name="T1">TI[DI[IO]]</text:span></text:p>
          </draw:text-box>
        </draw:frame>
        <draw:frame draw:style-name="gr1" draw:text-style-name="P1" xml:id="id18" draw:id="id18" draw:layer="layout" svg:width="1.429cm" svg:height="0.395cm" svg:x="12.101cm" svg:y="1.001cm">
          <draw:text-box>
            <text:p><text:span text:style-name="T1">TI[DI[IO]]</text:span></text:p>
          </draw:text-box>
        </draw:frame>
        <draw:connector draw:style-name="gr2" draw:text-style-name="P3" draw:layer="layout" draw:type="line" svg:x1="1.314cm" svg:y1="0.995cm" svg:x2="2.115cm" svg:y2="1.901cm" draw:start-shape="id1" draw:start-glue-point="2" draw:end-shape="id2" draw:end-glue-point="0" svg:d="M1314 995l801 906" svg:viewBox="0 0 802 907">
          <text:p text:style-name="P2"><text:span text:style-name="T2">y,0,0</text:span></text:p>
        </draw:connector>
        <draw:connector draw:style-name="gr2" draw:text-style-name="P3" draw:layer="layout" draw:type="line" svg:x1="2.83cm" svg:y1="2.098cm" svg:x2="4.915cm" svg:y2="1.396cm" draw:start-shape="id2" draw:start-glue-point="1" draw:end-shape="id3" draw:end-glue-point="2" svg:d="M2830 2098l2085-702" svg:viewBox="0 0 2086 703">
          <text:p text:style-name="P2"><text:span text:style-name="T2">i,0,0</text:span></text:p>
        </draw:connector>
        <draw:connector draw:style-name="gr2" draw:text-style-name="P3" draw:layer="layout" draw:type="line" svg:x1="2.115cm" svg:y1="2.296cm" svg:x2="1.615cm" svg:y2="3.401cm" draw:start-shape="id2" draw:start-glue-point="2" draw:end-shape="id4" draw:end-glue-point="0" svg:d="M2115 2296l-500 1105" svg:viewBox="0 0 501 1106">
          <text:p text:style-name="P2"><text:span text:style-name="T2">w,1,1</text:span></text:p>
        </draw:connector>
        <draw:connector draw:style-name="gr2" draw:text-style-name="P3" draw:layer="layout" draw:type="line" svg:x1="2.83cm" svg:y1="2.098cm" svg:x2="4.401cm" svg:y2="3.098cm" draw:start-shape="id2" draw:start-glue-point="1" draw:end-shape="id5" draw:end-glue-point="3" svg:d="M2830 2098l1571 1000" svg:viewBox="0 0 1572 1001">
          <text:p text:style-name="P2"><text:span text:style-name="T2">x,0,0</text:span></text:p>
        </draw:connector>
        <draw:connector draw:style-name="gr2" draw:text-style-name="P3" draw:layer="layout" draw:type="line" svg:x1="1.615cm" svg:y1="3.796cm" svg:x2="1.915cm" svg:y2="5.701cm" draw:start-shape="id4" draw:start-glue-point="2" draw:end-shape="id6" draw:end-glue-point="0" svg:d="M1615 3796l300 1905" svg:viewBox="0 0 301 1906">
          <text:p text:style-name="P2"><text:span text:style-name="T2">n,0,0</text:span></text:p>
        </draw:connector>
        <draw:connector draw:style-name="gr2" draw:text-style-name="P3" draw:layer="layout" draw:type="line" svg:x1="2.33cm" svg:y1="3.598cm" svg:x2="3.715cm" svg:y2="4.701cm" draw:start-shape="id4" draw:start-glue-point="1" draw:end-shape="id7" draw:end-glue-point="0" svg:d="M2330 3598l1385 1103" svg:viewBox="0 0 1386 1104">
          <text:p text:style-name="P2"><text:span text:style-name="T2">n,0,0</text:span></text:p>
        </draw:connector>
        <draw:connector draw:style-name="gr2" draw:text-style-name="P3" draw:layer="layout" draw:type="line" svg:x1="1.915cm" svg:y1="6.096cm" svg:x2="1.315cm" svg:y2="7.201cm" draw:start-shape="id6" draw:start-glue-point="2" draw:end-shape="id8" draw:end-glue-point="0" svg:d="M1915 6096l-600 1105" svg:viewBox="0 0 601 1106">
          <text:p text:style-name="P2"><text:span text:style-name="T2">y,0,0</text:span></text:p>
        </draw:connector>
        <draw:connector draw:style-name="gr2" draw:text-style-name="P3" draw:layer="layout" draw:type="line" svg:x1="1.915cm" svg:y1="6.096cm" svg:x2="3.615cm" svg:y2="8.401cm" draw:start-shape="id6" draw:start-glue-point="2" draw:end-shape="id9" draw:end-glue-point="0" svg:d="M1915 6096l1700 2305" svg:viewBox="0 0 1701 2306">
          <text:p text:style-name="P2"><text:span text:style-name="T2">g,0,1</text:span></text:p>
        </draw:connector>
        <draw:connector draw:style-name="gr2" draw:text-style-name="P3" draw:layer="layout" draw:type="line" svg:x1="3.715cm" svg:y1="5.096cm" svg:x2="4.615cm" svg:y2="6.701cm" draw:start-shape="id7" draw:start-glue-point="2" draw:end-shape="id10" draw:end-glue-point="0" svg:d="M3715 5096l900 1605" svg:viewBox="0 0 901 1606">
          <text:p text:style-name="P2"><text:span text:style-name="T2">y,0,0</text:span></text:p>
        </draw:connector>
        <draw:connector draw:style-name="gr2" draw:text-style-name="P3" draw:layer="layout" draw:type="line" svg:x1="4.615cm" svg:y1="7.096cm" svg:x2="3.615cm" svg:y2="8.401cm" draw:start-shape="id10" draw:start-glue-point="2" draw:end-shape="id9" draw:end-glue-point="0" svg:d="M4615 7096l-1000 1305" svg:viewBox="0 0 1001 1306">
          <text:p text:style-name="P2"><text:span text:style-name="T2">g,0,0</text:span></text:p>
        </draw:connector>
        <draw:connector draw:style-name="gr2" draw:text-style-name="P3" draw:layer="layout" draw:type="line" svg:x1="5.63cm" svg:y1="1.198cm" svg:x2="7.615cm" svg:y2="2.001cm" draw:start-shape="id3" draw:start-glue-point="1" draw:end-shape="id11" draw:end-glue-point="0" svg:d="M5630 1198l1985 803" svg:viewBox="0 0 1986 804">
          <text:p text:style-name="P2"><text:span text:style-name="T2">j,0,0</text:span></text:p>
        </draw:connector>
        <draw:connector draw:style-name="gr2" draw:text-style-name="P3" draw:layer="layout" draw:type="line" svg:x1="4.915cm" svg:y1="1.396cm" svg:x2="5.115cm" svg:y2="2.901cm" draw:start-shape="id3" draw:start-glue-point="2" draw:end-shape="id5" draw:end-glue-point="0" svg:d="M4915 1396l200 1505" svg:viewBox="0 0 201 1506">
          <text:p text:style-name="P2"><text:span text:style-name="T2">x,0,0</text:span></text:p>
        </draw:connector>
        <draw:connector draw:style-name="gr2" draw:text-style-name="P3" draw:layer="layout" draw:type="line" svg:x1="7.615cm" svg:y1="2.396cm" svg:x2="6.815cm" svg:y2="4.101cm" draw:start-shape="id11" draw:start-glue-point="2" draw:end-shape="id12" draw:end-glue-point="0" svg:d="M7615 2396l-800 1705" svg:viewBox="0 0 801 1706">
          <text:p text:style-name="P2"><text:span text:style-name="T2">m,0,0</text:span></text:p>
        </draw:connector>
        <draw:connector draw:style-name="gr2" draw:text-style-name="P3" draw:layer="layout" draw:type="line" svg:x1="5.115cm" svg:y1="3.296cm" svg:x2="6.101cm" svg:y2="4.298cm" draw:start-shape="id5" draw:start-glue-point="2" draw:end-shape="id12" draw:end-glue-point="3" svg:d="M5115 3296l986 1002" svg:viewBox="0 0 987 1003">
          <text:p text:style-name="P2"><text:span text:style-name="T2">m,0,0</text:span></text:p>
        </draw:connector>
        <draw:connector draw:style-name="gr2" draw:text-style-name="P3" draw:layer="layout" draw:type="line" svg:x1="6.815cm" svg:y1="4.496cm" svg:x2="8.115cm" svg:y2="5.701cm" draw:start-shape="id12" draw:start-glue-point="2" draw:end-shape="id13" draw:end-glue-point="0" svg:d="M6815 4496l1300 1205" svg:viewBox="0 0 1301 1206">
          <text:p text:style-name="P2"><text:span text:style-name="T2">x,0,0</text:span></text:p>
        </draw:connector>
        <draw:connector draw:style-name="gr2" draw:text-style-name="P3" draw:layer="layout" draw:type="line" svg:x1="5.33cm" svg:y1="6.898cm" svg:x2="7.401cm" svg:y2="5.898cm" draw:start-shape="id10" draw:end-shape="id13" draw:end-glue-point="3" svg:d="M5330 6898l2071-1000" svg:viewBox="0 0 2072 1001">
          <text:p text:style-name="P2"><text:span text:style-name="T2">x,1,1</text:span></text:p>
        </draw:connector>
        <draw:connector draw:style-name="gr2" draw:text-style-name="P3" draw:layer="layout" draw:type="line" svg:x1="5.33cm" svg:y1="6.898cm" svg:x2="6.801cm" svg:y2="7.998cm" draw:start-shape="id10" draw:start-glue-point="1" draw:end-shape="id14" draw:end-glue-point="3" svg:d="M5330 6898l1471 1100" svg:viewBox="0 0 1472 1101">
          <text:p text:style-name="P2"><text:span text:style-name="T2">f,0,0</text:span></text:p>
        </draw:connector>
        <draw:connector draw:style-name="gr2" draw:text-style-name="P3" draw:layer="layout" draw:type="line" svg:x1="8.23cm" svg:y1="7.998cm" svg:x2="9.815cm" svg:y2="9.301cm" draw:start-shape="id14" draw:start-glue-point="1" draw:end-shape="id15" draw:end-glue-point="0" svg:d="M8230 7998l1585 1303" svg:viewBox="0 0 1586 1304">
          <text:p text:style-name="P2"><text:span text:style-name="T2">h,0,1</text:span></text:p>
        </draw:connector>
        <draw:connector draw:style-name="gr2" draw:text-style-name="P3" draw:layer="layout" draw:type="line" svg:x1="8.33cm" svg:y1="2.198cm" svg:x2="9.715cm" svg:y2="0.996cm" draw:start-shape="id11" draw:start-glue-point="1" draw:end-shape="id16" draw:end-glue-point="2" svg:d="M8330 2198l1385-1202" svg:viewBox="0 0 1386 1203">
          <text:p text:style-name="P2"><text:span text:style-name="T2">k,0,0</text:span></text:p>
        </draw:connector>
        <draw:connector draw:style-name="gr2" draw:text-style-name="P3" draw:layer="layout" draw:type="line" svg:x1="8.33cm" svg:y1="2.198cm" svg:x2="10.201cm" svg:y2="2.698cm" draw:start-shape="id11" draw:start-glue-point="1" draw:end-shape="id17" draw:end-glue-point="3" svg:d="M8330 2198l1871 500" svg:viewBox="0 0 1872 501">
          <text:p text:style-name="P2"><text:span text:style-name="T2">n,0,1</text:span></text:p>
        </draw:connector>
        <draw:connector draw:style-name="gr2" draw:text-style-name="P3" draw:layer="layout" draw:type="line" svg:x1="11.63cm" svg:y1="2.698cm" svg:x2="12.815cm" svg:y2="1.396cm" draw:start-shape="id17" draw:start-glue-point="1" draw:end-shape="id18" draw:end-glue-point="2" svg:d="M11630 2698l1185-1302" svg:viewBox="0 0 1186 1303">
          <text:p text:style-name="P2"><text:span text:style-name="T2">x,0,0</text:span></text:p>
        </draw:connector>
        <draw:connector draw:style-name="gr2" draw:text-style-name="P3" draw:layer="layout" draw:type="line" svg:x1="11.63cm" svg:y1="2.698cm" svg:x2="13.015cm" svg:y2="5.001cm" draw:start-shape="id17" draw:start-glue-point="1" draw:end-shape="id19" draw:end-glue-point="0" svg:d="M11630 2698l1385 2303" svg:viewBox="0 0 1386 2304">
          <text:p text:style-name="P2"><text:span text:style-name="T2">y,0,0</text:span></text:p>
        </draw:connector>
        <draw:connector draw:style-name="gr2" draw:text-style-name="P3" draw:layer="layout" draw:type="line" svg:x1="10.915cm" svg:y1="2.896cm" svg:x2="10.215cm" svg:y2="3.901cm" draw:start-shape="id17" draw:start-glue-point="2" draw:end-shape="id20" draw:end-glue-point="0" svg:d="M10915 2896l-700 1005" svg:viewBox="0 0 701 1006">
          <text:p text:style-name="P2"><text:span text:style-name="T2">n,0,1</text:span></text:p>
        </draw:connector>
        <draw:connector draw:style-name="gr2" draw:text-style-name="P3" draw:layer="layout" draw:type="line" svg:x1="10.215cm" svg:y1="4.296cm" svg:x2="11.415cm" svg:y2="6.301cm" draw:start-shape="id20" draw:start-glue-point="2" draw:end-shape="id21" draw:end-glue-point="0" svg:d="M10215 4296l1200 2005" svg:viewBox="0 0 1201 2006">
          <text:p text:style-name="P2"><text:span text:style-name="T2">m,0,0</text:span></text:p>
        </draw:connector>
        <draw:connector draw:style-name="gr2" draw:text-style-name="P3" draw:layer="layout" draw:type="line" svg:x1="8.83cm" svg:y1="5.898cm" svg:x2="10.701cm" svg:y2="6.498cm" draw:start-shape="id13" draw:start-glue-point="1" draw:end-shape="id21" draw:end-glue-point="3" svg:d="M8830 5898l1871 600" svg:viewBox="0 0 1872 601">
          <text:p text:style-name="P2"><text:span text:style-name="T2">m,0,1</text:span></text:p>
        </draw:connector>
        <draw:connector draw:style-name="gr2" draw:text-style-name="P3" draw:layer="layout" draw:type="line" svg:x1="11.415cm" svg:y1="6.696cm" svg:x2="12.615cm" svg:y2="8.101cm" draw:start-shape="id21" draw:start-glue-point="2" draw:end-shape="id22" draw:end-glue-point="0" svg:d="M11415 6696l1200 1405" svg:viewBox="0 0 1201 1406">
          <text:p text:style-name="P2"><text:span text:style-name="T2">i,0,0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4T18:27:39.330366871</meta:creation-date>
    <dc:date>2020-01-24T19:22:12.647544479</dc:date>
    <meta:editing-duration>PT2M45S</meta:editing-duration>
    <meta:editing-cycles>2</meta:editing-cycles>
    <meta:generator>LibreOffice/6.3.4.2$Linux_X86_64 LibreOffice_project/30$Build-2</meta:generator>
    <meta:document-statistic meta:object-count="48"/>
  </office:meta>
</office:document-meta>
</file>